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5.065cm" svg:y="0.559cm">
            <draw:object draw:notify-on-update-of-ranges="Tabelle1.B1:Tabelle1.B1 Tabelle1.B2:Tabelle1.B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<text:s/>Prob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67" calcext:value-type="float">
            <text:p>0,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33" calcext:value-type="float">
            <text:p>0,8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89" calcext:value-type="float">
            <text:p>0,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091" calcext:value-type="float">
            <text:p>0,9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67" calcext:value-type="float">
            <text:p>0,91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62" calcext:value-type="float">
            <text:p>0,8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71" calcext:value-type="float">
            <text:p>0,8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235" calcext:value-type="float">
            <text:p>0,8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778" calcext:value-type="float">
            <text:p>0,7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95" calcext:value-type="float">
            <text:p>0,7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19" calcext:value-type="float">
            <text:p>0,76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73" calcext:value-type="float">
            <text:p>0,72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391" calcext:value-type="float">
            <text:p>0,73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692" calcext:value-type="float">
            <text:p>0,76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778" calcext:value-type="float">
            <text:p>0,7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586" calcext:value-type="float">
            <text:p>0,7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333" calcext:value-type="float">
            <text:p>0,7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97" calcext:value-type="float">
            <text:p>0,7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88" calcext:value-type="float">
            <text:p>0,71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059" calcext:value-type="float">
            <text:p>0,70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57" calcext:value-type="float">
            <text:p>0,68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944" calcext:value-type="float">
            <text:p>0,6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027" calcext:value-type="float">
            <text:p>0,70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105" calcext:value-type="float">
            <text:p>0,71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923" calcext:value-type="float">
            <text:p>0,69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829" calcext:value-type="float">
            <text:p>0,68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67" calcext:value-type="float">
            <text:p>0,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744" calcext:value-type="float">
            <text:p>0,67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91" calcext:value-type="float">
            <text:p>0,65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444" calcext:value-type="float">
            <text:p>0,6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304" calcext:value-type="float">
            <text:p>0,63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383" calcext:value-type="float">
            <text:p>0,63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58" calcext:value-type="float">
            <text:p>0,64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327" calcext:value-type="float">
            <text:p>0,63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275" calcext:value-type="float">
            <text:p>0,62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46" calcext:value-type="float">
            <text:p>0,63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26" calcext:value-type="float">
            <text:p>0,62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11" calcext:value-type="float">
            <text:p>0,61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071" calcext:value-type="float">
            <text:p>0,60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034" calcext:value-type="float">
            <text:p>0,60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932" calcext:value-type="float">
            <text:p>0,59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33" calcext:value-type="float">
            <text:p>0,58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738" calcext:value-type="float">
            <text:p>0,57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806" calcext:value-type="float">
            <text:p>0,58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714" calcext:value-type="float">
            <text:p>0,57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781" calcext:value-type="float">
            <text:p>0,57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692" calcext:value-type="float">
            <text:p>0,56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606" calcext:value-type="float">
            <text:p>0,56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22" calcext:value-type="float">
            <text:p>0,55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588" calcext:value-type="float">
            <text:p>0,55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507" calcext:value-type="float">
            <text:p>0,55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571" calcext:value-type="float">
            <text:p>0,55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493" calcext:value-type="float">
            <text:p>0,54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417" calcext:value-type="float">
            <text:p>0,54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479" calcext:value-type="float">
            <text:p>0,54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541" calcext:value-type="float">
            <text:p>0,55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467" calcext:value-type="float">
            <text:p>0,54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395" calcext:value-type="float">
            <text:p>0,53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325" calcext:value-type="float">
            <text:p>0,53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385" calcext:value-type="float">
            <text:p>0,5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443" calcext:value-type="float">
            <text:p>0,5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375" calcext:value-type="float">
            <text:p>0,5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309" calcext:value-type="float">
            <text:p>0,53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366" calcext:value-type="float">
            <text:p>0,53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422" calcext:value-type="float">
            <text:p>0,54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476" calcext:value-type="float">
            <text:p>0,5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412" calcext:value-type="float">
            <text:p>0,54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402" calcext:value-type="float">
            <text:p>0,54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455" calcext:value-type="float">
            <text:p>0,54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506" calcext:value-type="float">
            <text:p>0,55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444" calcext:value-type="float">
            <text:p>0,54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495" calcext:value-type="float">
            <text:p>0,54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435" calcext:value-type="float">
            <text:p>0,54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76" calcext:value-type="float">
            <text:p>0,53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426" calcext:value-type="float">
            <text:p>0,54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68" calcext:value-type="float">
            <text:p>0,5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12" calcext:value-type="float">
            <text:p>0,53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361" calcext:value-type="float">
            <text:p>0,53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306" calcext:value-type="float">
            <text:p>0,53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253" calcext:value-type="float">
            <text:p>0,5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347" calcext:value-type="float">
            <text:p>0,53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392" calcext:value-type="float">
            <text:p>0,53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437" calcext:value-type="float">
            <text:p>0,54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481" calcext:value-type="float">
            <text:p>0,54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429" calcext:value-type="float">
            <text:p>0,54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472" calcext:value-type="float">
            <text:p>0,54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514" calcext:value-type="float">
            <text:p>0,55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596" calcext:value-type="float">
            <text:p>0,55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545" calcext:value-type="float">
            <text:p>0,55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586" calcext:value-type="float">
            <text:p>0,55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625" calcext:value-type="float">
            <text:p>0,56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664" calcext:value-type="float">
            <text:p>0,56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702" calcext:value-type="float">
            <text:p>0,57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739" calcext:value-type="float">
            <text:p>0,57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776" calcext:value-type="float">
            <text:p>0,57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812" calcext:value-type="float">
            <text:p>0,58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847" calcext:value-type="float">
            <text:p>0,58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833" calcext:value-type="float">
            <text:p>0,58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868" calcext:value-type="float">
            <text:p>0,58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82" calcext:value-type="float">
            <text:p>0,5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854" calcext:value-type="float">
            <text:p>0,58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806" calcext:value-type="float">
            <text:p>0,58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794" calcext:value-type="float">
            <text:p>0,57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827" calcext:value-type="float">
            <text:p>0,58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781" calcext:value-type="float">
            <text:p>0,57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814" calcext:value-type="float">
            <text:p>0,58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846" calcext:value-type="float">
            <text:p>0,584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878" calcext:value-type="float">
            <text:p>0,587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909" calcext:value-type="float">
            <text:p>0,59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865" calcext:value-type="float">
            <text:p>0,58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96" calcext:value-type="float">
            <text:p>0,58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926" calcext:value-type="float">
            <text:p>0,59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912" calcext:value-type="float">
            <text:p>0,59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942" calcext:value-type="float">
            <text:p>0,59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899" calcext:value-type="float">
            <text:p>0,58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929" calcext:value-type="float">
            <text:p>0,59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887" calcext:value-type="float">
            <text:p>0,58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845" calcext:value-type="float">
            <text:p>0,58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804" calcext:value-type="float">
            <text:p>0,58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764" calcext:value-type="float">
            <text:p>0,57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724" calcext:value-type="float">
            <text:p>0,57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685" calcext:value-type="float">
            <text:p>0,56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646" calcext:value-type="float">
            <text:p>0,56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676" calcext:value-type="float">
            <text:p>0,56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05" calcext:value-type="float">
            <text:p>0,5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733" calcext:value-type="float">
            <text:p>0,57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762" calcext:value-type="float">
            <text:p>0,57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724" calcext:value-type="float">
            <text:p>0,57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686" calcext:value-type="float">
            <text:p>0,56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714" calcext:value-type="float">
            <text:p>0,57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677" calcext:value-type="float">
            <text:p>0,567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705" calcext:value-type="float">
            <text:p>0,57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669" calcext:value-type="float">
            <text:p>0,56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33" calcext:value-type="float">
            <text:p>0,56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597" calcext:value-type="float">
            <text:p>0,55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563" calcext:value-type="float">
            <text:p>0,55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59" calcext:value-type="float">
            <text:p>0,5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617" calcext:value-type="float">
            <text:p>0,561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583" calcext:value-type="float">
            <text:p>0,55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549" calcext:value-type="float">
            <text:p>0,55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515" calcext:value-type="float">
            <text:p>0,55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482" calcext:value-type="float">
            <text:p>0,54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509" calcext:value-type="float">
            <text:p>0,55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536" calcext:value-type="float">
            <text:p>0,553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562" calcext:value-type="float">
            <text:p>0,55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529" calcext:value-type="float">
            <text:p>0,552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581" calcext:value-type="float">
            <text:p>0,55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549" calcext:value-type="float">
            <text:p>0,55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517" calcext:value-type="float">
            <text:p>0,55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543" calcext:value-type="float">
            <text:p>0,55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568" calcext:value-type="float">
            <text:p>0,55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593" calcext:value-type="float">
            <text:p>0,559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618" calcext:value-type="float">
            <text:p>0,56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642" calcext:value-type="float">
            <text:p>0,56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667" calcext:value-type="float">
            <text:p>0,56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635" calcext:value-type="float">
            <text:p>0,56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604" calcext:value-type="float">
            <text:p>0,56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574" calcext:value-type="float">
            <text:p>0,55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598" calcext:value-type="float">
            <text:p>0,559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568" calcext:value-type="float">
            <text:p>0,55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538" calcext:value-type="float">
            <text:p>0,55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508" calcext:value-type="float">
            <text:p>0,55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479" calcext:value-type="float">
            <text:p>0,54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45" calcext:value-type="float">
            <text:p>0,5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421" calcext:value-type="float">
            <text:p>0,54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445" calcext:value-type="float">
            <text:p>0,54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417" calcext:value-type="float">
            <text:p>0,54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44" calcext:value-type="float">
            <text:p>0,5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464" calcext:value-type="float">
            <text:p>0,54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487" calcext:value-type="float">
            <text:p>0,54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51" calcext:value-type="float">
            <text:p>0,5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482" calcext:value-type="float">
            <text:p>0,54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455" calcext:value-type="float">
            <text:p>0,54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427" calcext:value-type="float">
            <text:p>0,54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423" calcext:value-type="float">
            <text:p>0,542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446" calcext:value-type="float">
            <text:p>0,544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468" calcext:value-type="float">
            <text:p>0,54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441" calcext:value-type="float">
            <text:p>0,54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415" calcext:value-type="float">
            <text:p>0,54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437" calcext:value-type="float">
            <text:p>0,54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459" calcext:value-type="float">
            <text:p>0,54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481" calcext:value-type="float">
            <text:p>0,54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502" calcext:value-type="float">
            <text:p>0,55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476" calcext:value-type="float">
            <text:p>0,547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498" calcext:value-type="float">
            <text:p>0,54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519" calcext:value-type="float">
            <text:p>0,55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54" calcext:value-type="float">
            <text:p>0,5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514" calcext:value-type="float">
            <text:p>0,55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88" calcext:value-type="float">
            <text:p>0,54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509" calcext:value-type="float">
            <text:p>0,55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484" calcext:value-type="float">
            <text:p>0,54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505" calcext:value-type="float">
            <text:p>0,55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479" calcext:value-type="float">
            <text:p>0,54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455" calcext:value-type="float">
            <text:p>0,54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45" calcext:value-type="float">
            <text:p>0,5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426" calcext:value-type="float">
            <text:p>0,54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446" calcext:value-type="float">
            <text:p>0,54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467" calcext:value-type="float">
            <text:p>0,54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487" calcext:value-type="float">
            <text:p>0,54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463" calcext:value-type="float">
            <text:p>0,54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482" calcext:value-type="float">
            <text:p>0,54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502" calcext:value-type="float">
            <text:p>0,55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522" calcext:value-type="float">
            <text:p>0,55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541" calcext:value-type="float">
            <text:p>0,55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56" calcext:value-type="float">
            <text:p>0,5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536" calcext:value-type="float">
            <text:p>0,55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532" calcext:value-type="float">
            <text:p>0,553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508" calcext:value-type="float">
            <text:p>0,55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527" calcext:value-type="float">
            <text:p>0,552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504" calcext:value-type="float">
            <text:p>0,55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523" calcext:value-type="float">
            <text:p>0,55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519" calcext:value-type="float">
            <text:p>0,55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537" calcext:value-type="float">
            <text:p>0,55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514" calcext:value-type="float">
            <text:p>0,55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533" calcext:value-type="float">
            <text:p>0,55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551" calcext:value-type="float">
            <text:p>0,55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528" calcext:value-type="float">
            <text:p>0,55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506" calcext:value-type="float">
            <text:p>0,55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524" calcext:value-type="float">
            <text:p>0,55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502" calcext:value-type="float">
            <text:p>0,55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48" calcext:value-type="float">
            <text:p>0,5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498" calcext:value-type="float">
            <text:p>0,54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476" calcext:value-type="float">
            <text:p>0,547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494" calcext:value-type="float">
            <text:p>0,54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472" calcext:value-type="float">
            <text:p>0,547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49" calcext:value-type="float">
            <text:p>0,5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508" calcext:value-type="float">
            <text:p>0,55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525" calcext:value-type="float">
            <text:p>0,55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04" calcext:value-type="float">
            <text:p>0,55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521" calcext:value-type="float">
            <text:p>0,55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538" calcext:value-type="float">
            <text:p>0,55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573" calcext:value-type="float">
            <text:p>0,55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589" calcext:value-type="float">
            <text:p>0,55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606" calcext:value-type="float">
            <text:p>0,56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585" calcext:value-type="float">
            <text:p>0,558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602" calcext:value-type="float">
            <text:p>0,56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581" calcext:value-type="float">
            <text:p>0,558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56" calcext:value-type="float">
            <text:p>0,5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76" calcext:value-type="float">
            <text:p>0,55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593" calcext:value-type="float">
            <text:p>0,559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609" calcext:value-type="float">
            <text:p>0,56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588" calcext:value-type="float">
            <text:p>0,55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568" calcext:value-type="float">
            <text:p>0,556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584" calcext:value-type="float">
            <text:p>0,558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58" calcext:value-type="float">
            <text:p>0,5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596" calcext:value-type="float">
            <text:p>0,55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612" calcext:value-type="float">
            <text:p>0,56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591" calcext:value-type="float">
            <text:p>0,55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571" calcext:value-type="float">
            <text:p>0,557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587" calcext:value-type="float">
            <text:p>0,55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603" calcext:value-type="float">
            <text:p>0,56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583" calcext:value-type="float">
            <text:p>0,55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599" calcext:value-type="float">
            <text:p>0,55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579" calcext:value-type="float">
            <text:p>0,557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559" calcext:value-type="float">
            <text:p>0,555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575" calcext:value-type="float">
            <text:p>0,55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59" calcext:value-type="float">
            <text:p>0,5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571" calcext:value-type="float">
            <text:p>0,55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86" calcext:value-type="float">
            <text:p>0,55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601" calcext:value-type="float">
            <text:p>0,56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616" calcext:value-type="float">
            <text:p>0,56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597" calcext:value-type="float">
            <text:p>0,559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578" calcext:value-type="float">
            <text:p>0,557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559" calcext:value-type="float">
            <text:p>0,55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574" calcext:value-type="float">
            <text:p>0,55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537" calcext:value-type="float">
            <text:p>0,55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552" calcext:value-type="float">
            <text:p>0,55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567" calcext:value-type="float">
            <text:p>0,55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548" calcext:value-type="float">
            <text:p>0,55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563" calcext:value-type="float">
            <text:p>0,55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578" calcext:value-type="float">
            <text:p>0,55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592" calcext:value-type="float">
            <text:p>0,559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574" calcext:value-type="float">
            <text:p>0,557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537" calcext:value-type="float">
            <text:p>0,553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519" calcext:value-type="float">
            <text:p>0,55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534" calcext:value-type="float">
            <text:p>0,553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548" calcext:value-type="float">
            <text:p>0,554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563" calcext:value-type="float">
            <text:p>0,556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545" calcext:value-type="float">
            <text:p>0,55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559" calcext:value-type="float">
            <text:p>0,55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5573" calcext:value-type="float">
            <text:p>0,55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587" calcext:value-type="float">
            <text:p>0,55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5584" calcext:value-type="float">
            <text:p>0,558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5566" calcext:value-type="float">
            <text:p>0,556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58" calcext:value-type="float">
            <text:p>0,5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563" calcext:value-type="float">
            <text:p>0,556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576" calcext:value-type="float">
            <text:p>0,55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559" calcext:value-type="float">
            <text:p>0,55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573" calcext:value-type="float">
            <text:p>0,55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538" calcext:value-type="float">
            <text:p>0,55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552" calcext:value-type="float">
            <text:p>0,55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566" calcext:value-type="float">
            <text:p>0,556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5549" calcext:value-type="float">
            <text:p>0,554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5562" calcext:value-type="float">
            <text:p>0,55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545" calcext:value-type="float">
            <text:p>0,55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559" calcext:value-type="float">
            <text:p>0,55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5572" calcext:value-type="float">
            <text:p>0,557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539" calcext:value-type="float">
            <text:p>0,55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552" calcext:value-type="float">
            <text:p>0,555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565" calcext:value-type="float">
            <text:p>0,556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5579" calcext:value-type="float">
            <text:p>0,557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5562" calcext:value-type="float">
            <text:p>0,55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546" calcext:value-type="float">
            <text:p>0,55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559" calcext:value-type="float">
            <text:p>0,555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543" calcext:value-type="float">
            <text:p>0,55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526" calcext:value-type="float">
            <text:p>0,55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539" calcext:value-type="float">
            <text:p>0,55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523" calcext:value-type="float">
            <text:p>0,55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5507" calcext:value-type="float">
            <text:p>0,55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5491" calcext:value-type="float">
            <text:p>0,549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504" calcext:value-type="float">
            <text:p>0,55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489" calcext:value-type="float">
            <text:p>0,548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5501" calcext:value-type="float">
            <text:p>0,55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486" calcext:value-type="float">
            <text:p>0,548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499" calcext:value-type="float">
            <text:p>0,54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483" calcext:value-type="float">
            <text:p>0,54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496" calcext:value-type="float">
            <text:p>0,549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548" calcext:value-type="float">
            <text:p>0,54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5478" calcext:value-type="float">
            <text:p>0,547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549" calcext:value-type="float">
            <text:p>0,5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5475" calcext:value-type="float">
            <text:p>0,54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5487" calcext:value-type="float">
            <text:p>0,54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472" calcext:value-type="float">
            <text:p>0,547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485" calcext:value-type="float">
            <text:p>0,54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547" calcext:value-type="float">
            <text:p>0,5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482" calcext:value-type="float">
            <text:p>0,54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5495" calcext:value-type="float">
            <text:p>0,549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479" calcext:value-type="float">
            <text:p>0,547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5464" calcext:value-type="float">
            <text:p>0,54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5477" calcext:value-type="float">
            <text:p>0,547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489" calcext:value-type="float">
            <text:p>0,548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501" calcext:value-type="float">
            <text:p>0,55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514" calcext:value-type="float">
            <text:p>0,551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5499" calcext:value-type="float">
            <text:p>0,549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484" calcext:value-type="float">
            <text:p>0,548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5496" calcext:value-type="float">
            <text:p>0,549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5508" calcext:value-type="float">
            <text:p>0,55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493" calcext:value-type="float">
            <text:p>0,549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505" calcext:value-type="float">
            <text:p>0,550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517" calcext:value-type="float">
            <text:p>0,55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529" calcext:value-type="float">
            <text:p>0,552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541" calcext:value-type="float">
            <text:p>0,554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526" calcext:value-type="float">
            <text:p>0,55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5538" calcext:value-type="float">
            <text:p>0,55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535" calcext:value-type="float">
            <text:p>0,553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5547" calcext:value-type="float">
            <text:p>0,554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5558" calcext:value-type="float">
            <text:p>0,555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567" calcext:value-type="float">
            <text:p>0,556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578" calcext:value-type="float">
            <text:p>0,557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564" calcext:value-type="float">
            <text:p>0,556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5561" calcext:value-type="float">
            <text:p>0,556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5547" calcext:value-type="float">
            <text:p>0,554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5533" calcext:value-type="float">
            <text:p>0,553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544" calcext:value-type="float">
            <text:p>0,554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542" calcext:value-type="float">
            <text:p>0,554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528" calcext:value-type="float">
            <text:p>0,55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5539" calcext:value-type="float">
            <text:p>0,55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561" calcext:value-type="float">
            <text:p>0,55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5572" calcext:value-type="float">
            <text:p>0,557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5558" calcext:value-type="float">
            <text:p>0,55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58" calcext:value-type="float">
            <text:p>0,55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567" calcext:value-type="float">
            <text:p>0,556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5577" calcext:value-type="float">
            <text:p>0,557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564" calcext:value-type="float">
            <text:p>0,55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5575" calcext:value-type="float">
            <text:p>0,55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585" calcext:value-type="float">
            <text:p>0,558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5572" calcext:value-type="float">
            <text:p>0,557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5558" calcext:value-type="float">
            <text:p>0,55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5545" calcext:value-type="float">
            <text:p>0,55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5556" calcext:value-type="float">
            <text:p>0,555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542" calcext:value-type="float">
            <text:p>0,554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553" calcext:value-type="float">
            <text:p>0,555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554" calcext:value-type="float">
            <text:p>0,55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5561" calcext:value-type="float">
            <text:p>0,55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571" calcext:value-type="float">
            <text:p>0,55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5582" calcext:value-type="float">
            <text:p>0,558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5592" calcext:value-type="float">
            <text:p>0,559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5603" calcext:value-type="float">
            <text:p>0,560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613" calcext:value-type="float">
            <text:p>0,56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5621" calcext:value-type="float">
            <text:p>0,562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5607" calcext:value-type="float">
            <text:p>0,560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618" calcext:value-type="float">
            <text:p>0,56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628" calcext:value-type="float">
            <text:p>0,56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638" calcext:value-type="float">
            <text:p>0,563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5648" calcext:value-type="float">
            <text:p>0,564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635" calcext:value-type="float">
            <text:p>0,56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5622" calcext:value-type="float">
            <text:p>0,562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5632" calcext:value-type="float">
            <text:p>0,563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5619" calcext:value-type="float">
            <text:p>0,561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5606" calcext:value-type="float">
            <text:p>0,560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616" calcext:value-type="float">
            <text:p>0,56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604" calcext:value-type="float">
            <text:p>0,560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591" calcext:value-type="float">
            <text:p>0,55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5601" calcext:value-type="float">
            <text:p>0,56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611" calcext:value-type="float">
            <text:p>0,561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621" calcext:value-type="float">
            <text:p>0,562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5631" calcext:value-type="float">
            <text:p>0,563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564" calcext:value-type="float">
            <text:p>0,56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565" calcext:value-type="float">
            <text:p>0,56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5638" calcext:value-type="float">
            <text:p>0,56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5647" calcext:value-type="float">
            <text:p>0,564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5657" calcext:value-type="float">
            <text:p>0,56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667" calcext:value-type="float">
            <text:p>0,56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676" calcext:value-type="float">
            <text:p>0,567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5664" calcext:value-type="float">
            <text:p>0,56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673" calcext:value-type="float">
            <text:p>0,567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661" calcext:value-type="float">
            <text:p>0,566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67" calcext:value-type="float">
            <text:p>0,56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667" calcext:value-type="float">
            <text:p>0,566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677" calcext:value-type="float">
            <text:p>0,567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5686" calcext:value-type="float">
            <text:p>0,568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696" calcext:value-type="float">
            <text:p>0,569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5683" calcext:value-type="float">
            <text:p>0,568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5693" calcext:value-type="float">
            <text:p>0,569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702" calcext:value-type="float">
            <text:p>0,57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569" calcext:value-type="float">
            <text:p>0,56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5699" calcext:value-type="float">
            <text:p>0,569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708" calcext:value-type="float">
            <text:p>0,570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5717" calcext:value-type="float">
            <text:p>0,57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5705" calcext:value-type="float">
            <text:p>0,570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693" calcext:value-type="float">
            <text:p>0,569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702" calcext:value-type="float">
            <text:p>0,57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5711" calcext:value-type="float">
            <text:p>0,57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5699" calcext:value-type="float">
            <text:p>0,569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5708" calcext:value-type="float">
            <text:p>0,57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5717" calcext:value-type="float">
            <text:p>0,57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5705" calcext:value-type="float">
            <text:p>0,570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5693" calcext:value-type="float">
            <text:p>0,569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5702" calcext:value-type="float">
            <text:p>0,570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711" calcext:value-type="float">
            <text:p>0,57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5699" calcext:value-type="float">
            <text:p>0,56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708" calcext:value-type="float">
            <text:p>0,570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5717" calcext:value-type="float">
            <text:p>0,57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5726" calcext:value-type="float">
            <text:p>0,572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5735" calcext:value-type="float">
            <text:p>0,573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5744" calcext:value-type="float">
            <text:p>0,574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5753" calcext:value-type="float">
            <text:p>0,575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5761" calcext:value-type="float">
            <text:p>0,576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77" calcext:value-type="float">
            <text:p>0,57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5779" calcext:value-type="float">
            <text:p>0,577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5767" calcext:value-type="float">
            <text:p>0,576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776" calcext:value-type="float">
            <text:p>0,57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5784" calcext:value-type="float">
            <text:p>0,57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5793" calcext:value-type="float">
            <text:p>0,57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5781" calcext:value-type="float">
            <text:p>0,578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5769" calcext:value-type="float">
            <text:p>0,576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758" calcext:value-type="float">
            <text:p>0,575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766" calcext:value-type="float">
            <text:p>0,576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5775" calcext:value-type="float">
            <text:p>0,57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5763" calcext:value-type="float">
            <text:p>0,576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5752" calcext:value-type="float">
            <text:p>0,57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76" calcext:value-type="float">
            <text:p>0,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9:52:38.511474496</dc:date>
    <dc:creator>Lukas </dc:creator>
    <meta:document-statistic meta:table-count="1" meta:cell-count="100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Tabelle1.B1:Tabelle1.B501" chart:data-source-has-labels="row" svg:x="0.32cm" svg:y="0.18cm" svg:width="12.296cm" svg:height="8.64cm">
          <chartooo:coordinate-region svg:x="1.047cm" svg:y="0.379cm" svg:width="11.56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501" chart:label-cell-address="Tabelle1.B1:Tabelle1.B1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robability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2:Tabelle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">
                <text:p>0.8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71">
                <text:p>0.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89">
                <text:p>0.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67">
                <text:p>0.9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62">
                <text:p>0.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71">
                <text:p>0.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235">
                <text:p>0.8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78">
                <text:p>0.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95">
                <text:p>0.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19">
                <text:p>0.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73">
                <text:p>0.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91">
                <text:p>0.73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92">
                <text:p>0.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78">
                <text:p>0.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86">
                <text:p>0.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33">
                <text:p>0.7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97">
                <text:p>0.7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88">
                <text:p>0.7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59">
                <text:p>0.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57">
                <text:p>0.6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44">
                <text:p>0.6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27">
                <text:p>0.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23">
                <text:p>0.6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29">
                <text:p>0.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91">
                <text:p>0.6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44">
                <text:p>0.6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83">
                <text:p>0.6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458">
                <text:p>0.6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327">
                <text:p>0.6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75">
                <text:p>0.6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46">
                <text:p>0.63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26">
                <text:p>0.6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11">
                <text:p>0.6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71">
                <text:p>0.6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034">
                <text:p>0.6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32">
                <text:p>0.5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33">
                <text:p>0.5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738">
                <text:p>0.5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06">
                <text:p>0.5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14">
                <text:p>0.5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81">
                <text:p>0.57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92">
                <text:p>0.5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06">
                <text:p>0.5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522">
                <text:p>0.5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88">
                <text:p>0.5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07">
                <text:p>0.55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493">
                <text:p>0.5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17">
                <text:p>0.5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479">
                <text:p>0.5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541">
                <text:p>0.5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67">
                <text:p>0.54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95">
                <text:p>0.5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85">
                <text:p>0.53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443">
                <text:p>0.54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09">
                <text:p>0.5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66">
                <text:p>0.53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422">
                <text:p>0.5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412">
                <text:p>0.54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02">
                <text:p>0.54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06">
                <text:p>0.55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44">
                <text:p>0.5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35">
                <text:p>0.5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376">
                <text:p>0.5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426">
                <text:p>0.5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68">
                <text:p>0.5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12">
                <text:p>0.5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61">
                <text:p>0.5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06">
                <text:p>0.53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53">
                <text:p>0.5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47">
                <text:p>0.53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92">
                <text:p>0.5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437">
                <text:p>0.54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481">
                <text:p>0.5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29">
                <text:p>0.5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514">
                <text:p>0.55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96">
                <text:p>0.55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45">
                <text:p>0.55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86">
                <text:p>0.55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64">
                <text:p>0.56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39">
                <text:p>0.57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12">
                <text:p>0.5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47">
                <text:p>0.58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82">
                <text:p>0.58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33">
                <text:p>0.58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868">
                <text:p>0.58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54">
                <text:p>0.58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06">
                <text:p>0.58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794">
                <text:p>0.57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827">
                <text:p>0.5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781">
                <text:p>0.57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846">
                <text:p>0.5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878">
                <text:p>0.58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09">
                <text:p>0.59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865">
                <text:p>0.5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896">
                <text:p>0.5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26">
                <text:p>0.59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882">
                <text:p>0.58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912">
                <text:p>0.5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899">
                <text:p>0.5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929">
                <text:p>0.59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87">
                <text:p>0.58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45">
                <text:p>0.5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04">
                <text:p>0.58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64">
                <text:p>0.5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724">
                <text:p>0.5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85">
                <text:p>0.56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46">
                <text:p>0.56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76">
                <text:p>0.56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733">
                <text:p>0.57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724">
                <text:p>0.57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686">
                <text:p>0.56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714">
                <text:p>0.57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69">
                <text:p>0.56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33">
                <text:p>0.56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97">
                <text:p>0.55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63">
                <text:p>0.55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17">
                <text:p>0.5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49">
                <text:p>0.5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82">
                <text:p>0.54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09">
                <text:p>0.5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62">
                <text:p>0.55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29">
                <text:p>0.5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81">
                <text:p>0.5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49">
                <text:p>0.5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17">
                <text:p>0.55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68">
                <text:p>0.5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93">
                <text:p>0.5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18">
                <text:p>0.56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42">
                <text:p>0.56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35">
                <text:p>0.56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04">
                <text:p>0.56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574">
                <text:p>0.5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598">
                <text:p>0.55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68">
                <text:p>0.55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38">
                <text:p>0.5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79">
                <text:p>0.54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21">
                <text:p>0.54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417">
                <text:p>0.54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464">
                <text:p>0.54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87">
                <text:p>0.54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482">
                <text:p>0.54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423">
                <text:p>0.54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446">
                <text:p>0.54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468">
                <text:p>0.54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441">
                <text:p>0.54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415">
                <text:p>0.54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437">
                <text:p>0.54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459">
                <text:p>0.54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481">
                <text:p>0.54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502">
                <text:p>0.5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498">
                <text:p>0.54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519">
                <text:p>0.55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514">
                <text:p>0.55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509">
                <text:p>0.55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484">
                <text:p>0.54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505">
                <text:p>0.55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79">
                <text:p>0.54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426">
                <text:p>0.54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446">
                <text:p>0.54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467">
                <text:p>0.54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487">
                <text:p>0.54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482">
                <text:p>0.54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502">
                <text:p>0.55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522">
                <text:p>0.55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541">
                <text:p>0.55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536">
                <text:p>0.55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532">
                <text:p>0.55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527">
                <text:p>0.55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504">
                <text:p>0.55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523">
                <text:p>0.55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519">
                <text:p>0.55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537">
                <text:p>0.55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514">
                <text:p>0.55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533">
                <text:p>0.55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551">
                <text:p>0.5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528">
                <text:p>0.55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506">
                <text:p>0.55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524">
                <text:p>0.55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502">
                <text:p>0.55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498">
                <text:p>0.5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494">
                <text:p>0.54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504">
                <text:p>0.55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521">
                <text:p>0.5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538">
                <text:p>0.55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573">
                <text:p>0.55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589">
                <text:p>0.55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606">
                <text:p>0.56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585">
                <text:p>0.55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581">
                <text:p>0.55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593">
                <text:p>0.55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609">
                <text:p>0.56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588">
                <text:p>0.55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568">
                <text:p>0.55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584">
                <text:p>0.55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96">
                <text:p>0.55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612">
                <text:p>0.56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91">
                <text:p>0.55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587">
                <text:p>0.55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03">
                <text:p>0.56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579">
                <text:p>0.55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559">
                <text:p>0.55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586">
                <text:p>0.55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601">
                <text:p>0.56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616">
                <text:p>0.56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597">
                <text:p>0.55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578">
                <text:p>0.55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559">
                <text:p>0.55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574">
                <text:p>0.55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537">
                <text:p>0.55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567">
                <text:p>0.55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63">
                <text:p>0.5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578">
                <text:p>0.55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592">
                <text:p>0.55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574">
                <text:p>0.55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537">
                <text:p>0.55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519">
                <text:p>0.55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534">
                <text:p>0.55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63">
                <text:p>0.55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545">
                <text:p>0.55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59">
                <text:p>0.55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573">
                <text:p>0.55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587">
                <text:p>0.55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584">
                <text:p>0.55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566">
                <text:p>0.55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563">
                <text:p>0.55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559">
                <text:p>0.55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573">
                <text:p>0.55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538">
                <text:p>0.55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566">
                <text:p>0.55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549">
                <text:p>0.55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562">
                <text:p>0.55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545">
                <text:p>0.55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559">
                <text:p>0.55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539">
                <text:p>0.55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579">
                <text:p>0.55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562">
                <text:p>0.55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546">
                <text:p>0.55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559">
                <text:p>0.55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543">
                <text:p>0.55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526">
                <text:p>0.55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539">
                <text:p>0.55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523">
                <text:p>0.55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507">
                <text:p>0.55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491">
                <text:p>0.54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504">
                <text:p>0.55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489">
                <text:p>0.54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501">
                <text:p>0.55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486">
                <text:p>0.54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499">
                <text:p>0.54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483">
                <text:p>0.54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496">
                <text:p>0.54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478">
                <text:p>0.54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475">
                <text:p>0.54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487">
                <text:p>0.54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482">
                <text:p>0.54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479">
                <text:p>0.54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464">
                <text:p>0.54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477">
                <text:p>0.54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489">
                <text:p>0.54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501">
                <text:p>0.55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514">
                <text:p>0.55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499">
                <text:p>0.54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484">
                <text:p>0.54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496">
                <text:p>0.54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493">
                <text:p>0.54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505">
                <text:p>0.55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517">
                <text:p>0.55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529">
                <text:p>0.55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541">
                <text:p>0.55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526">
                <text:p>0.5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538">
                <text:p>0.55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535">
                <text:p>0.55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547">
                <text:p>0.55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558">
                <text:p>0.55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5567">
                <text:p>0.55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578">
                <text:p>0.55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564">
                <text:p>0.55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561">
                <text:p>0.55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547">
                <text:p>0.55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533">
                <text:p>0.55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528">
                <text:p>0.55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539">
                <text:p>0.55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561">
                <text:p>0.55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558">
                <text:p>0.55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569">
                <text:p>0.55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567">
                <text:p>0.55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5577">
                <text:p>0.55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564">
                <text:p>0.55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585">
                <text:p>0.55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558">
                <text:p>0.55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545">
                <text:p>0.5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556">
                <text:p>0.55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561">
                <text:p>0.55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571">
                <text:p>0.5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582">
                <text:p>0.55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592">
                <text:p>0.5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603">
                <text:p>0.56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613">
                <text:p>0.56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621">
                <text:p>0.56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607">
                <text:p>0.56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618">
                <text:p>0.56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628">
                <text:p>0.56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638">
                <text:p>0.56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648">
                <text:p>0.56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635">
                <text:p>0.56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622">
                <text:p>0.56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632">
                <text:p>0.56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619">
                <text:p>0.56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606">
                <text:p>0.56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616">
                <text:p>0.56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604">
                <text:p>0.56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591">
                <text:p>0.55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601">
                <text:p>0.56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611">
                <text:p>0.56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621">
                <text:p>0.56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631">
                <text:p>0.56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638">
                <text:p>0.56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657">
                <text:p>0.56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676">
                <text:p>0.56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664">
                <text:p>0.56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673">
                <text:p>0.56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661">
                <text:p>0.56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686">
                <text:p>0.56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693">
                <text:p>0.569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699">
                <text:p>0.56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717">
                <text:p>0.57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693">
                <text:p>0.56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711">
                <text:p>0.57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699">
                <text:p>0.56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5717">
                <text:p>0.57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693">
                <text:p>0.56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702">
                <text:p>0.57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711">
                <text:p>0.57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699">
                <text:p>0.56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717">
                <text:p>0.57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5744">
                <text:p>0.5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753">
                <text:p>0.5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761">
                <text:p>0.57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5779">
                <text:p>0.57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793">
                <text:p>0.57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5781">
                <text:p>0.57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769">
                <text:p>0.57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5758">
                <text:p>0.57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766">
                <text:p>0.57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763">
                <text:p>0.57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752">
                <text:p>0.57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76">
                <text:p>0.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